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0.01mm" table:align="margins" style:may-break-between-rows="true" table:border-model="collapsing"/>
    </style:style>
    <style:style style:name="Table1.A" style:family="table-column">
      <style:table-column-properties style:column-width="32.7mm" style:rel-column-width="11281*"/>
    </style:style>
    <style:style style:name="Table1.B" style:family="table-column">
      <style:table-column-properties style:column-width="95.76mm" style:rel-column-width="33029*"/>
    </style:style>
    <style:style style:name="Table1.C" style:family="table-column">
      <style:table-column-properties style:column-width="24.94mm" style:rel-column-width="8603*"/>
    </style:style>
    <style:style style:name="Table1.D" style:family="table-column">
      <style:table-column-properties style:column-width="22.49mm" style:rel-column-width="7754*"/>
    </style:style>
    <style:style style:name="Table1.E" style:family="table-column">
      <style:table-column-properties style:column-width="14.11mm" style:rel-column-width="4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itstream Vera Serif" fo:font-size="8pt" officeooo:rsid="0010daa1" officeooo:paragraph-rsid="0010daa1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0daa1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officeooo:rsid="00108721" officeooo:paragraph-rsid="00108721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8721" officeooo:paragraph-rsid="0010872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daa1" officeooo:paragraph-rsid="0010daa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3d72c" officeooo:paragraph-rsid="0013d72c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T1" style:family="text">
      <style:text-properties officeooo:rsid="0012ec90"/>
    </style:style>
    <style:style style:name="T2" style:family="text">
      <style:text-properties officeooo:rsid="0013d72c"/>
    </style:style>
    <style:style style:name="T3" style:family="text">
      <style:text-properties officeooo:rsid="0015c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Dice</text:p>
          </table:table-cell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<text:span text:style-name="T2">L</text:span> </text:p>
          </table:table-cell>
          <table:table-cell table:style-name="Table1.A1" office:value-type="string">
            <text:p text:style-name="P8">H</text:p>
          </table:table-cell>
          <table:table-cell table:style-name="Table1.E1" office:value-type="string">
            <text:p text:style-name="P7">X</text:p>
          </table:table-cell>
        </table:table-row>
        <table:table-row table:style-name="Table1.1"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2"/>
      <text:p text:style-name="P3"><text:span text:style-name="T2">L </text:span><text:span text:style-name="T3">=</text:span> minimum time</text:p>
      <text:p text:style-name="P3"><text:span text:style-name="T2">H </text:span><text:span text:style-name="T3">=</text:span> maximum time</text:p>
      <text:p text:style-name="P3">X <text:span text:style-name="T3">=</text:span> <text:span text:style-name="T2">hold (roll agai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MT1" style:family="text">
      <style:text-properties officeooo:rsid="0012ec90"/>
    </style:style>
    <style:page-layout style:name="Mpm1">
      <style:page-layout-properties fo:page-width="210.01mm" fo:page-height="297mm" style:num-format="1" style:print-orientation="portrait" fo:margin-top="10mm" fo:margin-bottom="12.7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4"/>Diced <text:s/><text:span text:style-name="MT1">[ <text:s text:c="6"/>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3:30:05.828090285</meta:creation-date>
    <dc:date>2023-06-13T12:29:09.372566150</dc:date>
    <meta:editing-duration>PT28M57S</meta:editing-duration>
    <meta:editing-cycles>7</meta:editing-cycles>
    <meta:generator>LibreOffice/7.5.3.2$Linux_X86_64 LibreOffice_project/50$Build-2</meta:generator>
    <meta:print-date>2023-05-28T23:53:01.067936829</meta:print-date>
    <meta:document-statistic meta:table-count="1" meta:image-count="0" meta:object-count="0" meta:page-count="1" meta:paragraph-count="20" meta:word-count="32" meta:character-count="99" meta:non-whitespace-character-count="75"/>
  </office:meta>
</office:document-meta>
</file>